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24cm" fo:min-width="6.47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24cm" fo:min-width="9.574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269cm" svg:height="2.519cm" draw:transform="rotate (3.1415926535892) translate (5.907cm 5.359cm)">
          <text:p/>
        </draw:rect>
        <draw:rect draw:style-name="gr1" draw:text-style-name="P1" draw:layer="layout" svg:width="1.269cm" svg:height="2.54cm" svg:x="4.636cm" svg:y="8.059cm">
          <text:p/>
        </draw:rect>
        <draw:rect draw:style-name="gr1" draw:text-style-name="P1" draw:layer="layout" svg:width="1.269cm" svg:height="2.54cm" svg:x="4.632cm" svg:y="10.599cm">
          <text:p/>
        </draw:rect>
        <draw:frame draw:style-name="gr2" draw:text-style-name="P2" draw:layer="layout" svg:width="7.74cm" svg:height="0.954cm" svg:x="6.241cm" svg:y="11.476cm">
          <draw:text-box>
            <text:p><text:span text:style-name="T1">0-254: Antilogs for 1-255</text:span></text:p>
          </draw:text-box>
        </draw:frame>
        <draw:frame draw:style-name="gr3" draw:text-style-name="P2" draw:layer="layout" svg:width="10.312cm" svg:height="0.954cm" svg:x="6.242cm" svg:y="9.062cm">
          <draw:text-box>
            <text:p><text:span text:style-name="T1">255-509: Antilogs for 1-255, repeated</text:span></text:p>
          </draw:text-box>
        </draw:frame>
        <draw:rect draw:style-name="gr1" draw:text-style-name="P1" draw:layer="layout" svg:width="1.269cm" svg:height="5.08cm" svg:x="4.633cm" svg:y="3.059cm">
          <text:p/>
        </draw:rect>
        <draw:frame draw:style-name="gr3" draw:text-style-name="P2" draw:layer="layout" svg:width="10.078cm" svg:height="1.657cm" svg:x="6.242cm" svg:y="6.162cm">
          <draw:text-box>
            <text:p><text:span text:style-name="T1">512-(512+255) Zero (antilog=0)</text:span></text:p>
            <text:p><text:span text:style-name="T1"/></text:p>
          </draw:text-box>
        </draw:frame>
        <draw:rect draw:style-name="gr1" draw:text-style-name="P1" draw:layer="layout" svg:width="1.269cm" svg:height="2.54cm" svg:x="4.637cm" svg:y="5.359cm">
          <text:p/>
        </draw:rect>
        <draw:frame draw:style-name="gr3" draw:text-style-name="P2" draw:layer="layout" svg:width="10.312cm" svg:height="0.954cm" svg:x="6.242cm" svg:y="7.662cm">
          <draw:text-box>
            <text:p><text:span text:style-name="T1">510 &amp; 511: Unused</text:span></text:p>
          </draw:text-box>
        </draw:frame>
        <draw:frame draw:style-name="gr3" draw:text-style-name="P2" draw:layer="layout" svg:width="10.312cm" svg:height="0.954cm" svg:x="6.242cm" svg:y="3.762cm">
          <draw:text-box>
            <text:p><text:span text:style-name="T1">(512+256) – (512+256+255): Inverses</text:span></text:p>
          </draw:text-box>
        </draw:frame>
        <draw:frame draw:style-name="gr3" draw:text-style-name="P2" draw:layer="layout" svg:width="10.312cm" svg:height="0.954cm" svg:x="6.242cm" svg:y="2.562cm">
          <draw:text-box>
            <text:p><text:span text:style-name="T1">512+512: 0 (When you do 0*0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ames Plank</meta:initial-creator>
    <meta:creation-date>2012-11-09T20:43:40</meta:creation-date>
    <dc:date>2012-11-12T13:23:40</dc:date>
    <dc:creator>James Plank</dc:creator>
    <meta:editing-duration>P2DT16H39M44S</meta:editing-duration>
    <meta:editing-cycles>3</meta:editing-cycles>
    <meta:generator>OpenOffice.org/3.3$Unix OpenOffice.org_project/330m20$Build-9567</meta:generator>
    <meta:document-statistic meta:object-count="11"/>
  </office:meta>
</office:document-meta>
</file>